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B000001B0AD0197F386C063FF.png" manifest:media-type="image/png"/>
  <manifest:file-entry manifest:full-path="Pictures/10000001000001D100000245351E3F1EAC21312D.png" manifest:media-type="image/png"/>
  <manifest:file-entry manifest:full-path="Pictures/1000000100000258000001FDB7733D4578968530.png" manifest:media-type="image/png"/>
  <manifest:file-entry manifest:full-path="Pictures/10000001000006B5000001BF2F9F7B658D705B15.png" manifest:media-type="image/png"/>
  <manifest:file-entry manifest:full-path="Pictures/10000001000002E3000000FE8C8E2EEC8E63B829.png" manifest:media-type="image/png"/>
  <manifest:file-entry manifest:full-path="Pictures/100000010000023E00000223EED023DE59C9ED53.png" manifest:media-type="image/png"/>
  <manifest:file-entry manifest:full-path="Pictures/10000001000002A3000000E38B57B5C24636E3A2.png" manifest:media-type="image/png"/>
  <manifest:file-entry manifest:full-path="Pictures/100000010000023E000002235A0EB4964790B1FC.png" manifest:media-type="image/png"/>
  <manifest:file-entry manifest:full-path="Pictures/100000010000023E0000022395BEDF1C17530857.png" manifest:media-type="image/png"/>
  <manifest:file-entry manifest:full-path="Pictures/100000010000023E000002232ACFAF80B3D8EF73.png" manifest:media-type="image/png"/>
  <manifest:file-entry manifest:full-path="Pictures/10000001000001CF000002283D3B7BFCBED2F1FA.png" manifest:media-type="image/png"/>
  <manifest:file-entry manifest:full-path="Pictures/100000010000023E00000223335B7DADD08AD2A5.png" manifest:media-type="image/png"/>
  <manifest:file-entry manifest:full-path="Pictures/10000001000001DA00000237806FBB69D719D9B3.png" manifest:media-type="image/png"/>
  <manifest:file-entry manifest:full-path="Pictures/10000001000001CD000002379032449212423B01.png" manifest:media-type="image/png"/>
  <manifest:file-entry manifest:full-path="Pictures/10000001000003CD000001D6C287DB8F05DFA036.png" manifest:media-type="image/png"/>
  <manifest:file-entry manifest:full-path="Pictures/100000010000016D0000005E098A1AA87EE96556.png" manifest:media-type="image/png"/>
  <manifest:file-entry manifest:full-path="Pictures/10000001000001C700000233B85BB3B344C80B2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7" text:anchor-type="char" svg:x="0.0209in" svg:y="8.1693in" svg:width="7.0583in" svg:height="1.8374in" draw:z-index="16"><draw:image xlink:href="Pictures/10000001000006B5000001BF2F9F7B658D705B15.png" xlink:type="simple" xlink:show="embed" xlink:actuate="onLoad" draw:mime-type="image/png"/></draw:frame></text:p>
      <text:p text:style-name="P1"><draw:frame draw:style-name="fr1" draw:name="Image1" text:anchor-type="char" svg:x="0.0626in" svg:y="-0.272in" svg:width="6.6929in" svg:height="2.3in" draw:z-index="0"><draw:image xlink:href="Pictures/10000001000002E3000000FE8C8E2EEC8E63B829.png" xlink:type="simple" xlink:show="embed" xlink:actuate="onLoad" draw:mime-type="image/png"/></draw:frame><draw:frame draw:style-name="fr1" draw:name="Image2" text:anchor-type="char" svg:x="0.0728in" svg:y="2.3425in" svg:width="6.6929in" svg:height="2.25in" draw:z-index="1"><draw:image xlink:href="Pictures/10000001000002A3000000E38B57B5C24636E3A2.png" xlink:type="simple" xlink:show="embed" xlink:actuate="onLoad" draw:mime-type="image/png"/></draw:frame><draw:frame draw:style-name="fr1" draw:name="Image3" text:anchor-type="char" svg:x="0.3882in" svg:y="4.8945in" svg:width="6in" svg:height="5.0898in" draw:z-index="2"><draw:image xlink:href="Pictures/1000000100000258000001FDB7733D4578968530.png" xlink:type="simple" xlink:show="embed" xlink:actuate="onLoad" draw:mime-type="image/png"/></draw:frame></text:p>
      <text:p text:style-name="P1"><draw:frame draw:style-name="fr1" draw:name="Image4" text:anchor-type="char" svg:x="0.6063in" svg:y="-0.3228in" svg:width="5.7098in" svg:height="4.3193in" draw:z-index="3"><draw:image xlink:href="Pictures/100000010000023B000001B0AD0197F386C063FF.png" xlink:type="simple" xlink:show="embed" xlink:actuate="onLoad" draw:mime-type="image/png"/></draw:frame><draw:frame draw:style-name="fr1" draw:name="Image10" text:anchor-type="char" svg:x="0.7898in" svg:y="4.602in" svg:width="5.7398in" svg:height="5.4693in" draw:z-index="8"><draw:image xlink:href="Pictures/100000010000023E000002235A0EB4964790B1FC.png" xlink:type="simple" xlink:show="embed" xlink:actuate="onLoad" draw:mime-type="image/png"/></draw:frame></text:p>
      <text:p text:style-name="P1"><draw:frame draw:style-name="fr1" draw:name="Image6" text:anchor-type="char" svg:x="0.6646in" svg:y="-0.552in" svg:width="5.7398in" svg:height="5.4693in" draw:z-index="4"><draw:image xlink:href="Pictures/100000010000023E0000022395BEDF1C17530857.png" xlink:type="simple" xlink:show="embed" xlink:actuate="onLoad" draw:mime-type="image/png"/></draw:frame><draw:frame draw:style-name="fr1" draw:name="Image7" text:anchor-type="char" svg:x="0.6335in" svg:y="4.9898in" svg:width="5.7398in" svg:height="5.4693in" draw:z-index="5"><draw:image xlink:href="Pictures/100000010000023E00000223EED023DE59C9ED53.png" xlink:type="simple" xlink:show="embed" xlink:actuate="onLoad" draw:mime-type="image/png"/></draw:frame></text:p>
      <text:p text:style-name="P1"><draw:frame draw:style-name="fr1" draw:name="Image8" text:anchor-type="char" svg:x="0.7272in" svg:y="-0.448in" svg:width="5.7398in" svg:height="5.4693in" draw:z-index="6"><draw:image xlink:href="Pictures/100000010000023E000002232ACFAF80B3D8EF73.png" xlink:type="simple" xlink:show="embed" xlink:actuate="onLoad" draw:mime-type="image/png"/></draw:frame><draw:frame draw:style-name="fr1" draw:name="Image9" text:anchor-type="char" svg:x="0.6752in" svg:y="5.1134in" svg:width="5.7398in" svg:height="5.4693in" draw:z-index="7"><draw:image xlink:href="Pictures/100000010000023E00000223335B7DADD08AD2A5.png" xlink:type="simple" xlink:show="embed" xlink:actuate="onLoad" draw:mime-type="image/png"/></draw:frame></text:p>
      <text:p text:style-name="P1"><draw:frame draw:style-name="fr1" draw:name="Image5" text:anchor-type="char" svg:x="1.2736in" svg:y="4.3457in" svg:width="4.8in" svg:height="5.9098in" draw:z-index="9" draw:transform="translate (-3.67362204724409in -7.3005905511811in) rotate (4.71238898038469) translate (3.67362204724409in 7.3005905511811in)"><draw:image xlink:href="Pictures/10000001000001DA00000237806FBB69D719D9B3.png" xlink:type="simple" xlink:show="embed" xlink:actuate="onLoad" draw:mime-type="image/png"/></draw:frame><draw:frame draw:style-name="fr1" draw:name="Image11" text:anchor-type="char" svg:x="1.2299in" svg:y="-0.5902in" svg:width="4.8in" svg:height="5.9098in" draw:z-index="10" draw:transform="translate (-3.62992125984252in -2.36476377952756in) rotate (4.71238898038469) translate (3.62992125984252in 2.36476377952756in)"><draw:image xlink:href="Pictures/10000001000001D100000245351E3F1EAC21312D.png" xlink:type="simple" xlink:show="embed" xlink:actuate="onLoad" draw:mime-type="image/png"/></draw:frame></text:p>
      <text:p text:style-name="P1"><draw:frame draw:style-name="fr1" draw:name="Image13" text:anchor-type="char" svg:x="1.1299in" svg:y="4.7902in" svg:width="4.802in" svg:height="5.9071in" draw:z-index="12"><draw:image xlink:href="Pictures/10000001000001CD000002379032449212423B01.png" xlink:type="simple" xlink:show="embed" xlink:actuate="onLoad" draw:mime-type="image/png"/></draw:frame><draw:frame draw:style-name="fr1" draw:name="Image12" text:anchor-type="char" svg:x="1.2701in" svg:y="-0.6701in" svg:width="4.5in" svg:height="5.9098in" draw:z-index="11" draw:transform="translate (-3.52007874015748in -2.28484251968504in) rotate (4.71238898038469) translate (3.52007874015748in 2.28484251968504in)"><draw:image xlink:href="Pictures/10000001000001CF000002283D3B7BFCBED2F1FA.png" xlink:type="simple" xlink:show="embed" xlink:actuate="onLoad" draw:mime-type="image/png"/></draw:frame></text:p>
      <text:p text:style-name="P1"><draw:frame draw:style-name="fr1" draw:name="Image15" text:anchor-type="char" svg:x="0.1457in" svg:y="4.9791in" svg:width="7.0583in" svg:height="3.4091in" draw:z-index="14"><draw:image xlink:href="Pictures/10000001000003CD000001D6C287DB8F05DFA036.png" xlink:type="simple" xlink:show="embed" xlink:actuate="onLoad" draw:mime-type="image/png"/></draw:frame><draw:frame draw:style-name="fr1" draw:name="Image16" text:anchor-type="char" svg:x="2.0661in" svg:y="8.5626in" svg:width="3.802in" svg:height="0.9791in" draw:z-index="15"><draw:image xlink:href="Pictures/100000010000016D0000005E098A1AA87EE96556.png" xlink:type="simple" xlink:show="embed" xlink:actuate="onLoad" draw:mime-type="image/png"/></draw:frame><draw:frame draw:style-name="fr1" draw:name="Image14" text:anchor-type="char" svg:x="1.5236in" svg:y="-0.4071in" svg:width="4.4701in" svg:height="5.9098in" draw:z-index="13" draw:transform="translate (-3.75866141732283in -2.54783464566929in) rotate (4.71238898038469) translate (3.75866141732283in 2.54783464566929in)"><draw:image xlink:href="Pictures/10000001000001C700000233B85BB3B344C80B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043in" fo:margin-right="0.6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30T21:42:47.065000000</meta:creation-date>
    <dc:date>2023-06-30T23:15:08.384000000</dc:date>
    <meta:editing-duration>PT1H31M16S</meta:editing-duration>
    <meta:editing-cycles>5</meta:editing-cycles>
    <meta:generator>LibreOffice/7.5.3.2$Windows_X86_64 LibreOffice_project/9f56dff12ba03b9acd7730a5a481eea045e468f3</meta:generator>
    <meta:document-statistic meta:table-count="0" meta:image-count="17" meta:object-count="0" meta:page-count="8" meta:paragraph-count="0" meta:word-count="0" meta:character-count="0" meta:non-whitespace-character-count="0"/>
  </office:meta>
</office:document-meta>
</file>